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Ollama</text:p>
          </table:table-cell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MistralA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sponseFormat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Kee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umPredic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P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fsZ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ical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Last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peatPenalt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encePenalty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quencyPenalty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Ta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Et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nalizeNewlin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Ct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Batch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q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p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nGpu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wVra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16KV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sAl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cabOnl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ma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lo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mbeddingOnl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Bas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Sca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Thread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xTokens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Bias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Call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feMode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04:51.271521357</meta:creation-date>
    <dc:date>2024-01-25T19:10:15.068651556</dc:date>
    <meta:editing-duration>PT5M24S</meta:editing-duration>
    <meta:editing-cycles>1</meta:editing-cycles>
    <meta:document-statistic meta:table-count="1" meta:cell-count="172" meta:object-count="0"/>
    <meta:generator>LibreOffice/7.6.4.1$Linux_X86_64 LibreOffice_project/60$Build-1</meta:generator>
  </office:meta>
</office:document-meta>
</file>